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table>
            <mtr>
              <mtd>
                <mrow>
                  <msub>
                    <mi>V</mi>
                    <mstyle mathvariant="normal">
                      <mi mathvariant="normal">C</mi>
                    </mstyle>
                  </msub>
                  <mo stretchy="false">=</mo>
                  <mrow>
                    <mfrac>
                      <msub>
                        <mi>I</mi>
                        <mi>C</mi>
                      </msub>
                      <mrow>
                        <mi>s</mi>
                        <mi>⁢</mi>
                        <mi>C</mi>
                      </mrow>
                    </mfrac>
                    <mo stretchy="false">+</mo>
                    <mfrac>
                      <msub>
                        <mi>v</mi>
                        <mstyle mathvariant="normal">
                          <mtext>IN0</mtext>
                        </mstyle>
                      </msub>
                      <mi>s</mi>
                    </mfrac>
                  </mrow>
                </mrow>
              </mtd>
              <mtd>
                <mrow>
                  <msub>
                    <mi>V</mi>
                    <mstyle mathvariant="normal">
                      <mi>CIN</mi>
                    </mstyle>
                  </msub>
                  <mo stretchy="false">=</mo>
                  <mrow>
                    <mfrac>
                      <mrow>
                        <msub>
                          <mi>I</mi>
                          <mstyle mathvariant="normal">
                            <mtext>IN</mtext>
                          </mstyle>
                        </msub>
                        <mi>⁡</mi>
                      </mrow>
                      <mrow>
                        <mi>s</mi>
                        <mi>⁢</mi>
                        <msub>
                          <mi>C</mi>
                          <mstyle mathvariant="normal">
                            <mtext>IN</mtext>
                          </mstyle>
                        </msub>
                      </mrow>
                    </mfrac>
                    <mo stretchy="false">+</mo>
                    <mfrac>
                      <msub>
                        <mi>v</mi>
                        <mstyle mathvariant="normal">
                          <mtext>IN0</mtext>
                        </mstyle>
                      </msub>
                      <mi>s</mi>
                    </mfrac>
                  </mrow>
                </mrow>
              </mtd>
              <mtd>
                <mrow>
                  <msub>
                    <mi>I</mi>
                    <mstyle mathvariant="normal">
                      <mn>1</mn>
                    </mstyle>
                  </msub>
                  <mo stretchy="false">=</mo>
                  <mrow>
                    <msub>
                      <mi>I</mi>
                      <mstyle mathvariant="normal">
                        <mi mathvariant="normal">C</mi>
                      </mstyle>
                    </msub>
                    <mo stretchy="false">+</mo>
                    <msub>
                      <mi>I</mi>
                      <mstyle mathvariant="normal">
                        <mi>CIN</mi>
                      </mstyle>
                    </msub>
                  </mrow>
                </mrow>
              </mtd>
            </mtr>
          </mtable>
        </mtd>
      </mtr>
      <mtr>
        <mtd>
          <mrow>
            <mtext>Let </mtext>
            <mrow>
              <msub>
                <mi>R</mi>
                <mstyle mathvariant="normal">
                  <mi>Total</mi>
                </mstyle>
              </msub>
              <mo stretchy="false">=</mo>
              <mrow>
                <msub>
                  <mi>R</mi>
                  <mstyle mathvariant="normal">
                    <mi mathvariant="normal">U</mi>
                  </mstyle>
                </msub>
                <mo stretchy="false">+</mo>
                <msub>
                  <mi>R</mi>
                  <mstyle mathvariant="normal">
                    <mi mathvariant="normal">P</mi>
                  </mstyle>
                </msub>
              </mrow>
            </mrow>
            <mtext>, </mtext>
            <mrow>
              <msub>
                <mi>C</mi>
                <mstyle mathvariant="normal">
                  <mi>Total</mi>
                </mstyle>
              </msub>
              <mo stretchy="false">=</mo>
              <mrow>
                <mi>C</mi>
                <mo stretchy="false">+</mo>
                <msub>
                  <mi>C</mi>
                  <mstyle mathvariant="normal">
                    <mtext>IN</mtext>
                  </mstyle>
                </msub>
              </mrow>
            </mrow>
            <mtext> , and </mtext>
            <mrow>
              <mi>τ</mi>
              <mo stretchy="false">=</mo>
              <msub>
                <mi>R</mi>
                <mstyle mathvariant="normal">
                  <mi>Total</mi>
                </mstyle>
              </msub>
            </mrow>
            <msub>
              <mi>C</mi>
              <mstyle mathvariant="normal">
                <mi>Total</mi>
              </mstyle>
            </msub>
          </mrow>
        </mtd>
      </mtr>
      <mtr>
        <mtd>
          <mrow>
            <mtable>
              <mtr>
                <mtd>
                  <mrow>
                    <mrow>
                      <mrow>
                        <mrow>
                          <msub>
                            <mi>V</mi>
                            <mstyle mathvariant="normal">
                              <mtext>IN</mtext>
                            </mstyle>
                          </msub>
                          <mo stretchy="false">=</mo>
                          <mfrac>
                            <msub>
                              <mi>v</mi>
                              <mstyle mathvariant="normal">
                                <mi>cc</mi>
                              </mstyle>
                            </msub>
                            <mi>s</mi>
                          </mfrac>
                        </mrow>
                        <mi>−</mi>
                        <mrow>
                          <msub>
                            <mi>I</mi>
                            <mn>1</mn>
                          </msub>
                          <mi>⁢</mi>
                          <msub>
                            <mi>R</mi>
                            <mi>U</mi>
                          </msub>
                          <mi>−</mi>
                          <msub>
                            <mi>I</mi>
                            <mn>1</mn>
                          </msub>
                          <msub>
                            <mi>R</mi>
                            <mi>P</mi>
                          </msub>
                        </mrow>
                      </mrow>
                      <mo stretchy="false">=</mo>
                      <mrow>
                        <mfrac>
                          <msub>
                            <mi>v</mi>
                            <mstyle mathvariant="normal">
                              <mi>cc</mi>
                            </mstyle>
                          </msub>
                          <mi>s</mi>
                        </mfrac>
                        <mo stretchy="false">−</mo>
                        <msub>
                          <mi>I</mi>
                          <mstyle mathvariant="normal">
                            <mn>1</mn>
                          </mstyle>
                        </msub>
                      </mrow>
                    </mrow>
                    <mrow>
                      <mrow>
                        <mo fence="true" stretchy="false">(</mo>
                        <mrow>
                          <mrow>
                            <msub>
                              <mi>R</mi>
                              <mstyle mathvariant="normal">
                                <mi mathvariant="normal">U</mi>
                              </mstyle>
                            </msub>
                            <mo stretchy="false">+</mo>
                            <msub>
                              <mi>R</mi>
                              <mstyle mathvariant="normal">
                                <mi mathvariant="normal">P</mi>
                              </mstyle>
                            </msub>
                          </mrow>
                        </mrow>
                        <mo fence="true" stretchy="false">)</mo>
                      </mrow>
                      <mo stretchy="false">=</mo>
                      <mrow>
                        <mfrac>
                          <msub>
                            <mi>v</mi>
                            <mstyle mathvariant="normal">
                              <mi>CC</mi>
                            </mstyle>
                          </msub>
                          <mi>s</mi>
                        </mfrac>
                        <mo stretchy="false">−</mo>
                        <msub>
                          <mi>I</mi>
                          <mstyle mathvariant="normal">
                            <mn>1</mn>
                          </mstyle>
                        </msub>
                      </mrow>
                    </mrow>
                    <msub>
                      <mi>R</mi>
                      <mstyle mathvariant="normal">
                        <mi>Total</mi>
                      </mstyle>
                    </msub>
                  </mrow>
                </mtd>
              </mtr>
            </mtable>
            <mtext>,</mtext>
          </mrow>
        </mtd>
      </mtr>
      <mtr>
        <mtd>
          <mrow>
            <mtext>but </mtext>
            <mrow>
              <msub>
                <mi>V</mi>
                <mstyle mathvariant="normal">
                  <mi mathvariant="normal">C</mi>
                </mstyle>
              </msub>
              <mo stretchy="false">=</mo>
              <msub>
                <mi>V</mi>
                <mstyle mathvariant="normal">
                  <mi>CIN</mi>
                </mstyle>
              </msub>
              <mo stretchy="false">=</mo>
              <msub>
                <mi>V</mi>
                <mstyle mathvariant="normal">
                  <mtext>IN</mtext>
                </mstyle>
              </msub>
            </mrow>
            <mtext>so </mtext>
            <mrow>
              <mfrac>
                <msub>
                  <mi>I</mi>
                  <mi>C</mi>
                </msub>
                <mi>C</mi>
              </mfrac>
              <mo stretchy="false">=</mo>
              <mfrac>
                <msub>
                  <mi>I</mi>
                  <mi mathvariant="italic">CIN</mi>
                </msub>
                <msub>
                  <mi>C</mi>
                  <mstyle mathvariant="normal">
                    <mtext>IN</mtext>
                  </mstyle>
                </msub>
              </mfrac>
            </mrow>
            <mtext> which means </mtext>
            <mrow>
              <msub>
                <mi>I</mi>
                <mi>C</mi>
              </msub>
              <mo stretchy="false">=</mo>
              <msub>
                <mi>I</mi>
                <mstyle mathvariant="normal">
                  <mtext>IN</mtext>
                </mstyle>
              </msub>
            </mrow>
            <mfrac>
              <mi>C</mi>
              <msub>
                <mi>C</mi>
                <mstyle mathvariant="normal">
                  <mtext>IN</mtext>
                </mstyle>
              </msub>
            </mfrac>
            <mtext>,</mtext>
          </mrow>
        </mtd>
      </mtr>
      <mtr>
        <mtd>
          <mrow>
            <mtext>so </mtext>
            <mrow>
              <msub>
                <mi>I</mi>
                <mstyle mathvariant="normal">
                  <mn>1</mn>
                </mstyle>
              </msub>
              <mo stretchy="false">=</mo>
              <mrow>
                <msub>
                  <mi>I</mi>
                  <mstyle mathvariant="normal">
                    <mtext>IN</mtext>
                  </mstyle>
                </msub>
                <mfrac>
                  <msub>
                    <mi>C</mi>
                    <mstyle mathvariant="normal">
                      <mi>Total</mi>
                    </mstyle>
                  </msub>
                  <msub>
                    <mi>C</mi>
                    <mstyle mathvariant="normal">
                      <mtext>IN</mtext>
                    </mstyle>
                  </msub>
                </mfrac>
              </mrow>
            </mrow>
            <mtext> where </mtext>
            <mrow>
              <msub>
                <mi>C</mi>
                <mstyle mathvariant="normal">
                  <mi>Total</mi>
                </mstyle>
              </msub>
              <mo stretchy="false">=</mo>
              <mrow>
                <mi>C</mi>
                <mo stretchy="false">+</mo>
                <msub>
                  <mi>C</mi>
                  <mstyle mathvariant="normal">
                    <mtext>IN</mtext>
                  </mstyle>
                </msub>
              </mrow>
            </mrow>
          </mrow>
        </mtd>
      </mtr>
      <mtr>
        <mtd>
          <mrow>
            <mtext>this means </mtext>
            <mrow>
              <msub>
                <mi>V</mi>
                <mstyle mathvariant="normal">
                  <mtext>IN</mtext>
                </mstyle>
              </msub>
              <mo stretchy="false">=</mo>
              <mrow>
                <mfrac>
                  <msub>
                    <mi>v</mi>
                    <mstyle mathvariant="normal">
                      <mi>cc</mi>
                    </mstyle>
                  </msub>
                  <mi>s</mi>
                </mfrac>
                <mo stretchy="false">−</mo>
                <msub>
                  <mi>I</mi>
                  <mstyle mathvariant="normal">
                    <mn>1</mn>
                  </mstyle>
                </msub>
              </mrow>
            </mrow>
            <mrow>
              <msub>
                <mi>R</mi>
                <mstyle mathvariant="normal">
                  <mi>Total</mi>
                </mstyle>
              </msub>
              <mo stretchy="false">=</mo>
              <mrow>
                <mfrac>
                  <msub>
                    <mi>v</mi>
                    <mstyle mathvariant="normal">
                      <mi>cc</mi>
                    </mstyle>
                  </msub>
                  <mi>s</mi>
                </mfrac>
                <mo stretchy="false">−</mo>
                <mfrac>
                  <msub>
                    <mi>I</mi>
                    <mstyle mathvariant="normal">
                      <mtext>IN</mtext>
                    </mstyle>
                  </msub>
                  <msub>
                    <mi>C</mi>
                    <mstyle mathvariant="normal">
                      <mtext>IN</mtext>
                    </mstyle>
                  </msub>
                </mfrac>
              </mrow>
            </mrow>
            <msub>
              <mi>C</mi>
              <mstyle mathvariant="normal">
                <mi>Total</mi>
              </mstyle>
            </msub>
            <mrow>
              <msub>
                <mi>R</mi>
                <mstyle mathvariant="normal">
                  <mi>Total</mi>
                </mstyle>
              </msub>
              <mo stretchy="false">=</mo>
              <mrow>
                <mfrac>
                  <msub>
                    <mi>v</mi>
                    <mstyle mathvariant="normal">
                      <mi>cc</mi>
                    </mstyle>
                  </msub>
                  <mi>s</mi>
                </mfrac>
                <mo stretchy="false">−</mo>
                <mfrac>
                  <msub>
                    <mi>I</mi>
                    <mstyle mathvariant="normal">
                      <mtext>IN</mtext>
                    </mstyle>
                  </msub>
                  <msub>
                    <mi>C</mi>
                    <mstyle mathvariant="normal">
                      <mtext>IN</mtext>
                    </mstyle>
                  </msub>
                </mfrac>
              </mrow>
            </mrow>
            <mi>τ</mi>
          </mrow>
        </mtd>
      </mtr>
      <mtr>
        <mtd>
          <mrow>
            <mtext>solving for </mtext>
            <msub>
              <mi>I</mi>
              <mstyle mathvariant="normal">
                <mtext>IN</mtext>
              </mstyle>
            </msub>
            <mtext> we get: </mtext>
            <mrow>
              <msub>
                <mi>I</mi>
                <mstyle mathvariant="normal">
                  <mtext>IN</mtext>
                </mstyle>
              </msub>
              <mstyle mathvariant="italic">
                <mtext>=</mtext>
              </mstyle>
              <mfrac>
                <mrow>
                  <msub>
                    <mi>C</mi>
                    <mstyle mathvariant="normal">
                      <mtext>IN</mtext>
                    </mstyle>
                  </msub>
                  <mi>⁢</mi>
                  <mrow>
                    <msub>
                      <mi>v</mi>
                      <mstyle mathvariant="normal">
                        <mi>cc</mi>
                      </mstyle>
                    </msub>
                    <mo stretchy="false">−</mo>
                    <mrow>
                      <msub>
                        <mi>C</mi>
                        <mstyle mathvariant="normal">
                          <mtext>IN</mtext>
                        </mstyle>
                      </msub>
                      <mi>⁢</mi>
                      <msub>
                        <mi>v</mi>
                        <mstyle mathvariant="normal">
                          <mtext>IN0</mtext>
                        </mstyle>
                      </msub>
                    </mrow>
                  </mrow>
                </mrow>
                <mrow>
                  <mi>s</mi>
                  <mi>⁢</mi>
                  <mrow>
                    <mi>τ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text> which leads to: </mtext>
            <mrow>
              <msub>
                <mi>V</mi>
                <mstyle mathvariant="normal">
                  <mtext>IN</mtext>
                </mstyle>
              </msub>
              <mo stretchy="false">=</mo>
              <mrow>
                <mfrac>
                  <msub>
                    <mi>v</mi>
                    <mstyle mathvariant="normal">
                      <mi>cc</mi>
                    </mstyle>
                  </msub>
                  <mi>s</mi>
                </mfrac>
                <mo stretchy="false">−</mo>
                <mrow>
                  <mo fence="true" stretchy="false">(</mo>
                  <mrow>
                    <mrow>
                      <msub>
                        <mi>v</mi>
                        <mstyle mathvariant="normal">
                          <mi>cc</mi>
                        </mstyle>
                      </msub>
                      <mo stretchy="false">−</mo>
                      <msub>
                        <mi>v</mi>
                        <mstyle mathvariant="normal">
                          <mtext>IN0</mtext>
                        </mstyle>
                      </msub>
                    </mrow>
                  </mrow>
                  <mo fence="true" stretchy="false">)</mo>
                </mrow>
              </mrow>
            </mrow>
            <mfrac>
              <mi>τ</mi>
              <mrow>
                <mi>s</mi>
                <mrow>
                  <mi>τ</mi>
                  <mo stretchy="false">+</mo>
                  <mn>1</mn>
                </mrow>
              </mrow>
            </mfrac>
          </mrow>
        </mtd>
      </mtr>
      <mtr>
        <mtd>
          <mrow>
            <mrow>
              <msub>
                <mi>v</mi>
                <mstyle mathvariant="normal">
                  <mtext>IN</mtext>
                </mstyle>
              </msub>
              <mo stretchy="false">=</mo>
              <mrow>
                <msub>
                  <mi>v</mi>
                  <mstyle mathvariant="normal">
                    <mi>cc</mi>
                  </mstyle>
                </msub>
                <mo stretchy="false">−</mo>
                <mrow>
                  <mo fence="true" stretchy="false">(</mo>
                  <mrow>
                    <mrow>
                      <msub>
                        <mi>v</mi>
                        <mstyle mathvariant="normal">
                          <mi>cc</mi>
                        </mstyle>
                      </msub>
                      <mo stretchy="false">−</mo>
                      <msub>
                        <mi>v</mi>
                        <mstyle mathvariant="normal">
                          <mtext>IN0</mtext>
                        </mstyle>
                      </msub>
                    </mrow>
                  </mrow>
                  <mo fence="true" stretchy="false">)</mo>
                </mrow>
              </mrow>
            </mrow>
            <msup>
              <mi>e</mi>
              <mrow>
                <mo stretchy="false">−</mo>
                <mrow>
                  <mi>t</mi>
                  <mo stretchy="false">/</mo>
                  <mi>τ</mi>
                </mrow>
              </mrow>
            </msup>
          </mrow>
        </mtd>
      </mtr>
      <mtr>
        <mtd>
          <mrow>
            <mrow>
              <msub>
                <mi>i</mi>
                <mstyle mathvariant="normal">
                  <mtext>IN</mtext>
                </mstyle>
              </msub>
              <mo stretchy="false">=</mo>
              <mfrac>
                <mrow>
                  <msup>
                    <mstyle mathvariant="normal">
                      <mtext>e</mtext>
                    </mstyle>
                    <mrow>
                      <mi>−</mi>
                      <mfrac>
                        <mi>t</mi>
                        <mi>τ</mi>
                      </mfrac>
                    </mrow>
                  </msup>
                  <mi>⁢</mi>
                  <mrow>
                    <mo fence="true" stretchy="false">(</mo>
                    <mrow>
                      <mrow>
                        <mrow>
                          <mrow>
                            <msub>
                              <mi>C</mi>
                              <mstyle mathvariant="normal">
                                <mtext>IN</mtext>
                              </mstyle>
                            </msub>
                            <mi>⁢</mi>
                            <msub>
                              <mi>v</mi>
                              <mstyle mathvariant="normal">
                                <mi>cc</mi>
                              </mstyle>
                            </msub>
                          </mrow>
                          <mo stretchy="false">−</mo>
                          <msub>
                            <mi>C</mi>
                            <mstyle mathvariant="normal">
                              <mtext>IN</mtext>
                            </mstyle>
                          </msub>
                        </mrow>
                        <mi>⁢</mi>
                        <msub>
                          <mi>v</mi>
                          <mstyle mathvariant="normal">
                            <mtext>IN0</mtext>
                          </mstyle>
                        </msub>
                      </mrow>
                    </mrow>
                    <mo fence="true" stretchy="false">)</mo>
                  </mrow>
                </mrow>
                <mi>τ</mi>
              </mfrac>
              <mo stretchy="false">=</mo>
              <mfrac>
                <mrow>
                  <msub>
                    <mi>C</mi>
                    <mstyle mathvariant="normal">
                      <mtext>IN</mtext>
                    </mstyle>
                  </msub>
                  <mrow>
                    <mo fence="true" stretchy="false">(</mo>
                    <mrow>
                      <mrow>
                        <msub>
                          <mi>v</mi>
                          <mstyle mathvariant="normal">
                            <mi>cc</mi>
                          </mstyle>
                        </msub>
                        <mo stretchy="false">−</mo>
                        <msub>
                          <mi>v</mi>
                          <mstyle mathvariant="normal">
                            <mtext>IN0</mtext>
                          </mstyle>
                        </msub>
                      </mrow>
                    </mrow>
                    <mo fence="true" stretchy="false">)</mo>
                  </mrow>
                </mrow>
                <mi>τ</mi>
              </mfrac>
            </mrow>
            <msup>
              <mi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td>
      </mtr>
    </mtable>
    <annotation encoding="StarMath 5.0">stack{
matrix{ {V_{nitalic func C} = I_C over {s ⁢ C} + v_{nitalic func "IN0"} over s} # {V_{nitalic func CIN} = {I_{nitalic func "IN"} ⁡} over {s ⁢ C_{nitalic func "IN"}} + v_{nitalic func "IN0"} over s} # I_{nitalic func 1} = I_{nitalic func C} + I_{nitalic func CIN} } #
"Let " R_{nitalic func Total} = R_{nitalic func U} + R_{nitalic func P} ", " C_{nitalic func Total} = C + C_{nitalic func "IN"} " , and " %tau = R_{nitalic func Total} C_{nitalic func Total}#
matrix{{{V_{nitalic func "IN"} = v_{nitalic func cc} over s − {I_1 ⁢ R_U − I_1 R_P }}} = v_{nitalic func cc} over s- I_{nitalic func 1} (R_{nitalic func U} + R_{nitalic func P}) = v_{nitalic func CC} over s - I_{nitalic func 1} R_{nitalic func Total}}","#"but " V_{nitalic func C}=V_{nitalic func CIN}=V_{nitalic func "IN"} "so " I_C over C = I_CIN over C_{nitalic func "IN"} " which means " I_C = I_{nitalic func "IN"} C over C_{ nitalic func "IN"} ","#"so " I_{nitalic func 1} = {I_{nitalic func "IN"} { C_{nitalic func Total} over C_{nitalic func "IN"}}} " where " C_{nitalic func Total} = C+C_{ nitalic func "IN" } #
"this means " V_{ nitalic func "IN"} = v_{nitalic func cc} over s - I_{nitalic func 1} R_{ nitalic func Total} = v_{nitalic func cc} over s - I_{nitalic func "IN"} over C_{nitalic func "IN"} C_{nitalic func Total} R_{nitalic func Total} = v_{nitalic func cc} over s - I_{nitalic func "IN"} over C_{nitalic func "IN"} %tau #
"solving for " I_{ nitalic func "IN" } " we get: " {{I_{nitalic func "IN"} } italic "=" {C_{nitalic func "IN"} ⁢ v_{nitalic func cc} - {C_{nitalic func "IN"} ⁢ v_{nitalic func "IN0"}} } over {s ⁢ τ + 1}} #" which leads to: " V_{ nitalic func "IN"} = v_{nitalic func cc} over s - (v_{nitalic func cc} - {v_{nitalic func "IN0"}}) %tau over {s %tau + 1} #
v_{ nitalic func "IN" } = v_{ nitalic func cc} - (v_{nitalic func cc} - v_{nitalic func "IN0"})e^-{t/%tau} # i_{nitalic func "IN"} = {{nitalic func "e"}^{− t over %tau} ⁢ { ({C_{nitalic func "IN"} ⁢ v_{nitalic func cc}} - C_{nitalic func "IN"} ⁢ v_{nitalic func "IN0"})}} over %tau = {C_{nitalic func "IN"} (v_{nitalic func cc} - v_{nitalic func "IN0"})} over %tau  e^{-t/%tau}}
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Gawlik</meta:initial-creator>
    <meta:creation-date>2021-07-21T13:06:20.180819834</meta:creation-date>
    <dc:date>2021-07-21T23:08:30.915987106</dc:date>
    <dc:creator>Andrew Gawlik</dc:creator>
    <meta:editing-duration>PT7H30M26S</meta:editing-duration>
    <meta:editing-cycles>17</meta:editing-cycles>
    <meta:generator>LibreOffice/6.4.7.2$Linux_X86_64 LibreOffice_project/40$Build-2</meta:generator>
  </office:meta>
</office:document-meta>
</file>